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4000001F408A7A00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000000" draw:fill-gradient-name="Radial_20_green_2f_black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T1" style:family="text"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38cm" svg:height="17.638cm" svg:x="1.975cm" svg:y="5.15cm">
          <draw:image xlink:href="Pictures/10000000000001F4000001F408A7A002.png" xlink:type="simple" xlink:show="embed" xlink:actuate="onLoad">
            <text:p/>
          </draw:image>
        </draw:frame>
        <draw:custom-shape draw:style-name="gr2" draw:text-style-name="P3" draw:layer="layout" svg:width="15.367cm" svg:height="3.81cm" svg:x="3.286cm" svg:y="1.508cm">
          <text:p text:style-name="P2"><text:span text:style-name="T1">UnStack the Stack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path="true" draw:text-path-mode="shape" draw:text-path-scale="path" draw:text-path-same-letter-heights="false" draw:text-areas="0 0 21600 21600" draw:type="fontwork-curve-down" draw:modifiers="7768.68829337094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dc:date>2013-04-29T23:03:54</dc:date>
    <dc:creator>gaurav </dc:creator>
    <meta:document-statistic meta:object-count="2"/>
    <meta:generator>LibreOffice/3.6$Linux_X86_64 LibreOffice_project/360m1$Build-2</meta:generator>
  </office:meta>
</office:document-meta>
</file>